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5"/>
    <style:style style:name="ce6" style:family="table-cell" style:parent-style-name="Default" style:data-style-name="N38"/>
    <style:style style:name="ce7" style:family="table-cell" style:parent-style-name="Default" style:data-style-name="N39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2.286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5.05883333333333cm"/>
    </style:style>
    <style:style style:name="co11" style:family="table-column">
      <style:table-column-properties fo:break-before="auto" style:column-width="4.74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902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2" table:style-name="ce1"/>
          <table:table-cell office:value-type="float" office:value="4.3527206738354398E-11" table:formula="of:=10^-9*[.L4]" table:style-name="ce1">
            <text:p>4,35272E-11</text:p>
          </table:table-cell>
          <table:table-cell office:value-type="float" office:value="1.6008130739747201E-13" table:formula="of:=0.000160081307397472*10^-9" table:style-name="ce1">
            <text:p>1,60081E-1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4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it quadratico</text:p>
          </table:table-cell>
          <table:table-cell table:number-columns-repeated="2" table:style-name="ce1"/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916.14699999999993" table:formula="of:=9.16147*10^2" table:style-name="ce5">
            <text:p>9,16E+02</text:p>
          </table:table-cell>
          <table:table-cell office:value-type="float" office:value="6.3742200000000002" table:style-name="ce5">
            <text:p>6,37E+00</text:p>
          </table:table-cell>
          <table:table-cell office:value-type="float" office:value="6.9576388941949277E-3" table:formula="of:=[.C80]/[.B80]" table:style-name="ce5">
            <text:p>6,96E-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0.18839800000000001" table:style-name="ce5">
            <text:p>-1,88E-01</text:p>
          </table:table-cell>
          <table:table-cell office:value-type="float" office:value="2.2371399999999999E-3" table:style-name="ce5">
            <text:p>2,24E-03</text:p>
          </table:table-cell>
          <table:table-cell office:value-type="float" office:value="-1.1874542192592277E-2" table:formula="of:=[.C81]/[.B81]" table:style-name="ce5">
            <text:p>-1,19E-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.1782399999999999E-5" table:style-name="ce5">
            <text:p>1,18E-05</text:p>
          </table:table-cell>
          <table:table-cell office:value-type="float" office:value="1.9281299999999999E-7" table:style-name="ce5">
            <text:p>1,93E-07</text:p>
          </table:table-cell>
          <table:table-cell office:value-type="float" office:value="1.6364492802824551E-2" table:formula="of:=[.C82]/[.B82]" table:style-name="ce5">
            <text:p>1,64E-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dinata di minimo (pixel)</text:p>
          </table:table-cell>
          <table:table-cell table:number-columns-repeated="3" table:style-name="ce1"/>
          <table:table-cell office:value-type="string" table:style-name="ce1">
            <text:p>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(rad)</text:p>
          </table:table-cell>
          <table:table-cell table:style-name="ce1"/>
          <table:table-cell office:value-type="string" table:style-name="ce1">
            <text:p>err rel(%)</text:p>
          </table:table-cell>
          <table:table-cell table:style-name="ce1"/>
          <table:table-cell office:value-type="string" table:style-name="ce1">
            <text:p>i(gradi)</text:p>
          </table:table-cell>
          <table:table-cell table:number-columns-repeated="16369" table:style-name="ce1"/>
        </table:table-row>
        <table:table-row table:style-name="ro1">
          <table:table-cell office:value-type="float" office:value="163.03629241920135" table:formula="of:=[.B80]-[.B81]^2/4/[.B82]" table:style-name="ce6">
            <text:p>163,03629</text:p>
          </table:table-cell>
          <table:table-cell office:value-type="float" office:value="22.636614731428967" table:formula="of:=SQRT([.C80]^2+(2*[.B81]/4/[.B82])^2*[.C81]^2+([.B81]^2/4/[.B82]^2)^2*[.C82]^2)" table:style-name="ce6">
            <text:p>22,63661</text:p>
          </table:table-cell>
          <table:table-cell office:value-type="float" office:value="0.13884402298124743" table:formula="of:=[.B85]/[.A85]" table:style-name="ce6">
            <text:p>0,13884</text:p>
          </table:table-cell>
          <table:table-cell table:style-name="ce6"/>
          <table:table-cell office:value-type="float" office:value="1.1208745103820092E-3" table:formula="of:=[.A85]*[.O4]" table:style-name="ce6">
            <text:p>0,00112</text:p>
          </table:table-cell>
          <table:table-cell office:value-type="float" office:value="1.5562672627857414E-4" table:formula="of:=[.B85]*[.O4]" table:style-name="ce6">
            <text:p>0,00016</text:p>
          </table:table-cell>
          <table:table-cell office:value-type="float" office:value="4.4834980415280369E-3" table:formula="of:=[.E85]/[.Q4]" table:style-name="ce6">
            <text:p>0,00448</text:p>
          </table:table-cell>
          <table:table-cell office:value-type="float" office:value="6.2250690511429655E-4" table:formula="of:=[.F85]/[.Q4]" table:style-name="ce6">
            <text:p>0,00062</text:p>
          </table:table-cell>
          <table:table-cell office:value-type="float" office:value="-4.2664714571000774E-2" table:formula="of:=-[.$G$3]*10^-9*SQRT([.$G$5]^2-1)/[.$S$4]/[.G85]" table:style-name="ce6">
            <text:p>-0,04266</text:p>
          </table:table-cell>
          <table:table-cell office:value-type="float" office:value="5.9240804727436914E-3" table:formula="of:=ABS([.I85])*SQRT(([.H85]/[.G85])^2+([.$G$5]*[.$H$5]/([.$G$5]^2-1))^2)" table:style-name="ce6">
            <text:p>0,00592</text:p>
          </table:table-cell>
          <table:table-cell office:value-type="float" office:value="1.5678342692329177" table:formula="of:=PI()/2-0.5*ASIN([.J85])+[.L86]" table:style-name="ce7">
            <text:p>1,56783426923292</text:p>
          </table:table-cell>
          <table:table-cell office:value-type="float" office:value="2.9647397905307273E-3" table:formula="of:=1/2/SQRT(1-[.I85]^2)*[.J85]" table:style-name="ce7">
            <text:p>0,00296473979053</text:p>
          </table:table-cell>
          <table:table-cell office:value-type="float" office:value="0.18909777957470358" table:formula="of:=[.L85]/[.K85]*100" table:style-name="ce8">
            <text:p>0,18909778</text:p>
          </table:table-cell>
          <table:table-cell table:style-name="ce8"/>
          <table:table-cell office:value-type="float" office:value="89.830286603023794" table:formula="of:=DEGREES([.K85])" table:style-name="ce8">
            <text:p>89,8302866</text:p>
          </table:table-cell>
          <table:table-cell office:value-type="float" office:value="0.16986707735191042" table:formula="of:=DEGREES([.L85])" table:style-name="ce1">
            <text:p>0,169867077</text:p>
          </table:table-cell>
          <table:table-cell table:number-columns-repeated="16368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">
      <number:number number:decimal-places="5" number:min-integer-digits="1"/>
    </number:number-style>
    <number:number-style style:name="N39">
      <number:number number: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14T21:44:27Z</dc:date>
  </office:meta>
</office:document-meta>
</file>